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Keraleeyam" svg:font-family="Keraleeyam" style:font-pitch="variable"/>
    <style:font-face style:name="Loma" svg:font-family="Lom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Keraleeyam" fo:font-size="14pt" officeooo:rsid="002c4210" officeooo:paragraph-rsid="001ba446"/>
    </style:style>
    <style:style style:name="P2" style:family="paragraph" style:parent-style-name="Standard">
      <style:text-properties style:font-name="Keraleeyam" fo:font-size="14pt" officeooo:rsid="002c4210" officeooo:paragraph-rsid="001ba446"/>
    </style:style>
    <style:style style:name="P3" style:family="paragraph" style:parent-style-name="Standard" style:list-style-name="L1">
      <style:text-properties fo:color="#2b511a" style:font-name="AnjaliOldLipi" fo:font-size="9.80000019073486pt" officeooo:rsid="0019cbbc" officeooo:paragraph-rsid="0019cbbc"/>
    </style:style>
    <style:style style:name="P4" style:family="paragraph" style:parent-style-name="Standard">
      <style:text-properties fo:color="#2b511a" style:font-name="AnjaliOldLipi" fo:font-size="9.80000019073486pt" officeooo:rsid="0019cbbc" officeooo:paragraph-rsid="0019cbbc"/>
    </style:style>
    <style:style style:name="P5" style:family="paragraph" style:parent-style-name="Standard">
      <style:text-properties fo:color="#2b511a" style:font-name="AnjaliOldLipi" fo:font-size="9.80000019073486pt" officeooo:rsid="001ba446" officeooo:paragraph-rsid="0019cbbc"/>
    </style:style>
    <style:style style:name="P6" style:family="paragraph" style:parent-style-name="Standard" style:list-style-name="L1">
      <style:text-properties fo:color="#1c1c1c" style:font-name="AnjaliOldLipi" fo:font-size="9.80000019073486pt" officeooo:rsid="0019cbbc" officeooo:paragraph-rsid="0019cbbc"/>
    </style:style>
    <style:style style:name="P7" style:family="paragraph" style:parent-style-name="Standard">
      <style:text-properties fo:color="#1c1c1c" style:font-name="AnjaliOldLipi" fo:font-size="9.80000019073486pt" officeooo:rsid="0019cbbc" officeooo:paragraph-rsid="0019cbbc"/>
    </style:style>
    <style:style style:name="P8" style:family="paragraph" style:parent-style-name="Standard">
      <style:text-properties fo:color="#1c1c1c" style:font-name="AnjaliOldLipi" fo:font-size="9.80000019073486pt" officeooo:rsid="001ba446" officeooo:paragraph-rsid="0019cbbc"/>
    </style:style>
    <style:style style:name="P9" style:family="paragraph" style:parent-style-name="Standard" style:list-style-name="L3">
      <style:text-properties fo:color="#000000" style:font-name="AnjaliOldLipi" fo:font-size="9.80000019073486pt" officeooo:rsid="001ba446" officeooo:paragraph-rsid="001ba446"/>
    </style:style>
    <style:style style:name="P10" style:family="paragraph" style:parent-style-name="Standard">
      <style:text-properties fo:color="#000000" style:font-name="AnjaliOldLipi" fo:font-size="9.80000019073486pt" officeooo:rsid="001ba446" officeooo:paragraph-rsid="001ba446"/>
    </style:style>
    <style:style style:name="P11" style:family="paragraph" style:parent-style-name="Standard">
      <style:text-properties fo:color="#000000" style:font-name="AnjaliOldLipi" fo:font-size="14pt" officeooo:rsid="000d9677" officeooo:paragraph-rsid="001ba446"/>
    </style:style>
    <style:style style:name="P12" style:family="paragraph" style:parent-style-name="Standard">
      <style:text-properties fo:color="#000000" style:font-name="AnjaliOldLipi" fo:font-size="11pt" officeooo:rsid="001ba446" officeooo:paragraph-rsid="001ba446" style:font-size-asian="11pt" style:font-size-complex="11pt"/>
    </style:style>
    <style:style style:name="P13" style:family="paragraph" style:parent-style-name="Standard" style:list-style-name="L4">
      <style:text-properties fo:color="#000000" style:font-name="AnjaliOldLipi" fo:font-size="11pt" officeooo:rsid="001ba446" officeooo:paragraph-rsid="001ba446" style:font-size-asian="11pt" style:font-size-complex="11pt"/>
    </style:style>
    <style:style style:name="P14" style:family="paragraph" style:parent-style-name="Standard">
      <style:text-properties fo:color="#000000" style:font-name="AnjaliOldLipi" fo:font-size="11pt" officeooo:rsid="002c4210" officeooo:paragraph-rsid="001ba446" style:font-size-asian="11pt" style:font-size-complex="11pt"/>
    </style:style>
    <style:style style:name="P15" style:family="paragraph" style:parent-style-name="Standard">
      <style:text-properties fo:color="#000000" style:font-name="AnjaliOldLipi" fo:font-size="11pt" officeooo:rsid="000d9677" officeooo:paragraph-rsid="001ba446" style:font-size-asian="11pt" style:font-size-complex="11pt"/>
    </style:style>
    <style:style style:name="P16" style:family="paragraph" style:parent-style-name="Standard" style:list-style-name="L6">
      <style:text-properties style:font-name="Keraleeyam" fo:font-size="14pt" officeooo:rsid="002c4210" officeooo:paragraph-rsid="001ba446"/>
    </style:style>
    <style:style style:name="P17" style:family="paragraph" style:parent-style-name="Standard" style:list-style-name="L1">
      <style:text-properties style:font-name="AnjaliOldLipi" officeooo:rsid="00192bbd" officeooo:paragraph-rsid="0019cbbc"/>
    </style:style>
    <style:style style:name="P18" style:family="paragraph" style:parent-style-name="Standard">
      <style:text-properties style:font-name="AnjaliOldLipi" officeooo:rsid="00192bbd" officeooo:paragraph-rsid="0019cbbc"/>
    </style:style>
    <style:style style:name="P19" style:family="paragraph" style:parent-style-name="Standard" style:list-style-name="L1">
      <style:text-properties style:font-name="AnjaliOldLipi" officeooo:rsid="0019cbbc" officeooo:paragraph-rsid="0019cbbc"/>
    </style:style>
    <style:style style:name="P20" style:family="paragraph" style:parent-style-name="Standard" style:list-style-name="L2">
      <style:text-properties style:font-name="AnjaliOldLipi" officeooo:paragraph-rsid="0019cbbc"/>
    </style:style>
    <style:style style:name="P21" style:family="paragraph" style:parent-style-name="Standard">
      <style:text-properties style:font-name="AnjaliOldLipi" fo:font-size="16pt" fo:font-weight="bold" officeooo:rsid="001d74c3" officeooo:paragraph-rsid="001d74c3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AnjaliOldLipi" fo:font-size="11pt" style:text-underline-style="none" officeooo:rsid="00250162" officeooo:paragraph-rsid="001ba446" style:font-size-asian="11pt" style:font-size-complex="11pt"/>
    </style:style>
    <style:style style:name="P23" style:family="paragraph" style:parent-style-name="Standard">
      <style:text-properties style:font-name="AnjaliOldLipi" fo:font-size="11pt" style:text-underline-style="none" officeooo:rsid="0026cb30" officeooo:paragraph-rsid="001ba446" style:font-size-asian="11pt" style:font-size-complex="11pt"/>
    </style:style>
    <style:style style:name="P24" style:family="paragraph" style:parent-style-name="Standard">
      <style:text-properties style:font-name="AnjaliOldLipi" fo:font-size="11pt" style:text-underline-style="none" officeooo:rsid="00231052" officeooo:paragraph-rsid="001ba446" style:font-size-asian="11pt" style:font-size-complex="11pt"/>
    </style:style>
    <style:style style:name="P25" style:family="paragraph" style:parent-style-name="Standard">
      <style:text-properties style:font-name="AnjaliOldLipi" fo:font-size="11pt" style:text-underline-style="solid" style:text-underline-width="auto" style:text-underline-color="font-color" officeooo:rsid="00220a8c" officeooo:paragraph-rsid="001ba446" style:font-size-asian="11pt" style:font-size-complex="11pt"/>
    </style:style>
    <style:style style:name="P26" style:family="paragraph" style:parent-style-name="Standard" style:list-style-name="L5">
      <style:text-properties style:font-name="AnjaliOldLipi" fo:font-size="11pt" officeooo:rsid="00220a8c" officeooo:paragraph-rsid="001ba446" style:font-size-asian="11pt" style:font-size-complex="11pt"/>
    </style:style>
    <style:style style:name="P27" style:family="paragraph" style:parent-style-name="Standard">
      <style:text-properties style:font-name="AnjaliOldLipi" fo:font-size="11pt" officeooo:rsid="00220a8c" officeooo:paragraph-rsid="001ba446" style:font-size-asian="11pt" style:font-size-complex="11pt"/>
    </style:style>
    <style:style style:name="P28" style:family="paragraph" style:parent-style-name="Standard">
      <style:text-properties style:font-name="AnjaliOldLipi" fo:font-size="11pt" officeooo:rsid="001f768f" officeooo:paragraph-rsid="001ba446" style:font-size-asian="11pt" style:font-size-complex="11pt"/>
    </style:style>
    <style:style style:name="P29" style:family="paragraph" style:parent-style-name="Standard">
      <style:text-properties style:font-name="AnjaliOldLipi" fo:font-size="11pt" officeooo:rsid="00205132" officeooo:paragraph-rsid="001ba446" style:font-size-asian="11pt" style:font-size-complex="11pt"/>
    </style:style>
    <style:style style:name="P30" style:family="paragraph" style:parent-style-name="Standard">
      <style:text-properties style:font-name="AnjaliOldLipi" fo:font-size="11pt" officeooo:rsid="002c4210" officeooo:paragraph-rsid="001ba446" style:font-size-asian="11pt" style:font-size-complex="11pt"/>
    </style:style>
    <style:style style:name="P31" style:family="paragraph" style:parent-style-name="Standard" style:list-style-name="L6">
      <style:text-properties style:font-name="AnjaliOldLipi" fo:font-size="11pt" officeooo:rsid="000f867d" officeooo:paragraph-rsid="001ba446" style:font-size-asian="11pt" style:font-size-complex="11pt"/>
    </style:style>
    <style:style style:name="P32" style:family="paragraph" style:parent-style-name="Standard">
      <style:text-properties style:font-name="AnjaliOldLipi" fo:font-size="11pt" officeooo:rsid="000bf709" officeooo:paragraph-rsid="001ba446" style:font-size-asian="11pt" style:font-size-complex="11pt"/>
    </style:style>
    <style:style style:name="P33" style:family="paragraph" style:parent-style-name="Standard" style:list-style-name="L7">
      <style:text-properties style:font-name="AnjaliOldLipi" fo:font-size="11pt" officeooo:rsid="00101bf6" officeooo:paragraph-rsid="001ba446" style:font-size-asian="11pt" style:font-size-complex="11pt"/>
    </style:style>
    <style:style style:name="P34" style:family="paragraph" style:parent-style-name="Standard">
      <style:text-properties style:font-name="AnjaliOldLipi" fo:font-size="11pt" officeooo:rsid="00101bf6" officeooo:paragraph-rsid="001ba446" style:font-size-asian="11pt" style:font-size-complex="11pt"/>
    </style:style>
    <style:style style:name="P35" style:family="paragraph" style:parent-style-name="Standard" style:list-style-name="L8">
      <style:text-properties style:font-name="AnjaliOldLipi" fo:font-size="11pt" officeooo:rsid="000d9677" officeooo:paragraph-rsid="001ba446" style:font-size-asian="11pt" style:font-size-complex="11pt"/>
    </style:style>
    <style:style style:name="P36" style:family="paragraph" style:parent-style-name="Standard">
      <style:text-properties style:font-name="AnjaliOldLipi" fo:font-size="11pt" fo:font-weight="bold" officeooo:rsid="000bf709" officeooo:paragraph-rsid="001ba446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AnjaliOldLipi" fo:font-size="11pt" fo:font-weight="bold" officeooo:rsid="000f867d" officeooo:paragraph-rsid="001ba446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AnjaliOldLipi" fo:font-size="11pt" fo:font-weight="bold" officeooo:rsid="000d9677" officeooo:paragraph-rsid="001ba44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AnjaliOldLipi" fo:font-size="14pt" officeooo:rsid="000d9677" officeooo:paragraph-rsid="001ba446"/>
    </style:style>
    <style:style style:name="P4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AnjaliOldLipi" fo:font-size="11pt" officeooo:rsid="001ba446" officeooo:paragraph-rsid="001ba446" style:font-size-asian="11pt" style:font-size-complex="11pt"/>
    </style:style>
    <style:style style:name="P4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AnjaliOldLipi" fo:font-size="11pt" officeooo:rsid="002c4210" officeooo:paragraph-rsid="001ba446" style:font-size-asian="11pt" style:font-size-complex="11pt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AnjaliOldLipi" fo:font-size="16pt" fo:font-style="normal" style:text-underline-style="none" fo:font-weight="bold" officeooo:rsid="000d9677" officeooo:paragraph-rsid="001ba446" style:text-blinking="false" fo:background-color="transparent"/>
    </style:style>
    <style:style style:name="P43" style:family="paragraph" style:parent-style-name="Text_20_body">
      <style:text-properties style:font-name="AnjaliOldLipi"/>
    </style:style>
    <style:style style:name="P44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njaliOldLipi" style:text-underline-style="none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njaliOldLipi" fo:font-size="13pt" fo:font-style="normal" style:text-underline-style="none" fo:font-weight="bold" style:text-blinking="false" fo:background-color="transparent"/>
    </style:style>
    <style:style style:name="P48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44c00" style:text-line-through-style="none" style:text-line-through-type="none" style:font-name="AnjaliOldLipi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56%" style:writing-mode="lr-tb"/>
      <style:text-properties fo:font-variant="normal" fo:text-transform="none" fo:color="#00315e" style:text-line-through-style="none" style:text-line-through-type="none" style:font-name="AnjaliOldLipi" style:text-underline-style="none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njaliOldLipi" style:text-underline-style="none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4a0000" style:text-line-through-style="none" style:text-line-through-type="none" style:font-name="AnjaliOldLipi" style:text-underline-style="none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style:font-name="AnjaliOldLipi"/>
    </style:style>
    <style:style style:name="P53" style:family="paragraph" style:parent-style-name="Text_20_body">
      <style:paragraph-properties fo:margin-top="0cm" fo:margin-bottom="0cm" loext:contextual-spacing="false" fo:line-height="156%" style:writing-mode="lr-tb"/>
      <style:text-properties style:font-name="AnjaliOldLipi"/>
    </style:style>
    <style:style style:name="P5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315e" style:text-line-through-style="none" style:text-line-through-type="none" style:font-name="AnjaliOldLipi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style:font-name="AnjaliOldLipi"/>
    </style:style>
    <style:style style:name="P57" style:family="paragraph" style:parent-style-name="Text_20_body">
      <style:paragraph-properties fo:margin-left="6.35cm" fo:margin-right="0cm" fo:margin-top="0cm" fo:margin-bottom="0cm" loext:contextual-spacing="false" fo:line-height="156%" fo:text-indent="0cm" style:auto-text-indent="false" style:writing-mode="lr-tb"/>
      <style:text-properties style:font-name="AnjaliOldLipi"/>
    </style:style>
    <style:style style:name="P58" style:family="paragraph" style:parent-style-name="Text_20_body">
      <style:paragraph-properties fo:margin-left="6.35cm" fo:margin-right="0cm" fo:margin-top="0cm" fo:margin-bottom="0cm" loext:contextual-spacing="false" fo:line-height="156%" fo:text-indent="0cm" style:auto-text-indent="false" style:writing-mode="lr-tb"/>
      <style:text-properties fo:font-variant="normal" fo:text-transform="none" fo:color="#00315e" style:text-line-through-style="none" style:text-line-through-type="none" style:font-name="AnjaliOldLipi" style:text-underline-style="none" style:text-blinking="false" fo:background-color="transparent"/>
    </style:style>
    <style:style style:name="T1" style:family="text">
      <style:text-properties fo:color="#1c1c1c" style:font-name="JetBrains Mono" fo:font-size="9.80000019073486pt" officeooo:rsid="0019cbbc"/>
    </style:style>
    <style:style style:name="T2" style:family="text">
      <style:text-properties fo:color="#1c1c1c" style:font-name="JetBrains Mono" fo:font-size="9.80000019073486pt" officeooo:rsid="001ba446"/>
    </style:style>
    <style:style style:name="T3" style:family="text">
      <style:text-properties fo:color="#1c1c1c" fo:font-size="9.80000019073486pt" officeooo:rsid="0019cbbc"/>
    </style:style>
    <style:style style:name="T4" style:family="text">
      <style:text-properties fo:color="#1c1c1c" fo:font-size="9.80000019073486pt" officeooo:rsid="001ba446"/>
    </style:style>
    <style:style style:name="T5" style:family="text">
      <style:text-properties officeooo:rsid="0024ceb5"/>
    </style:style>
    <style:style style:name="T6" style:family="text">
      <style:text-properties officeooo:rsid="002a9f2d"/>
    </style:style>
    <style:style style:name="T7" style:family="text">
      <style:text-properties officeooo:rsid="001f768f"/>
    </style:style>
    <style:style style:name="T8" style:family="text">
      <style:text-properties style:font-name="Umpush"/>
    </style:style>
    <style:style style:name="T9" style:family="text">
      <style:text-properties style:font-name="Umpush" fo:font-size="12pt" style:font-size-asian="12pt" style:font-size-complex="12pt"/>
    </style:style>
    <style:style style:name="T10" style:family="text">
      <style:text-properties style:font-name="Umpush" fo:font-size="12pt" officeooo:rsid="000bf709" style:font-size-asian="12pt" style:font-size-complex="12pt"/>
    </style:style>
    <style:style style:name="T11" style:family="text">
      <style:text-properties style:font-name="Umpush" fo:font-size="12pt" officeooo:rsid="000d9677" style:font-size-asian="12pt" style:font-size-complex="12pt"/>
    </style:style>
    <style:style style:name="T12" style:family="text">
      <style:text-properties style:font-name="Umpush" officeooo:rsid="000bf709"/>
    </style:style>
    <style:style style:name="T13" style:family="text">
      <style:text-properties style:font-name="Umpush" officeooo:rsid="00101bf6"/>
    </style:style>
    <style:style style:name="T14" style:family="text">
      <style:text-properties style:font-name="Umpush" officeooo:rsid="000dbf2c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4a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4a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315e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315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315e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00315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315e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1172b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44c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44c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style:font-name="Arial" fo:font-size="12pt" fo:font-style="normal" fo:font-weight="normal"/>
    </style:style>
    <style:style style:name="T31" style:family="text">
      <style:text-properties style:font-name="Arial" fo:font-size="11pt" fo:font-style="normal" fo:font-weight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bf709" style:font-size-asian="12pt" style:font-size-complex="12pt"/>
    </style:style>
    <style:style style:name="T34" style:family="text">
      <style:text-properties fo:font-size="12pt" officeooo:rsid="000d9677" style:font-size-asian="12pt" style:font-size-complex="12pt"/>
    </style:style>
    <style:style style:name="T35" style:family="text">
      <style:text-properties fo:font-size="12pt" fo:font-style="normal" fo:font-weight="normal"/>
    </style:style>
    <style:style style:name="T36" style:family="text">
      <style:text-properties officeooo:rsid="000bf709"/>
    </style:style>
    <style:style style:name="T37" style:family="text">
      <style:text-properties officeooo:rsid="00101bf6"/>
    </style:style>
    <style:style style:name="T38" style:family="text">
      <style:text-properties officeooo:rsid="000dbf2c"/>
    </style:style>
    <style:style style:name="T39" style:family="text">
      <style:text-properties fo:font-size="11pt" fo:font-style="normal" fo:font-weight="normal"/>
    </style:style>
    <style:style style:name="T40" style:family="text">
      <style:text-properties style:font-name="AnjaliOldLipi"/>
    </style:style>
    <style:style style:name="T41" style:family="text">
      <style:text-properties style:font-name="AnjaliOldLipi" fo:font-size="12pt" style:font-size-asian="12pt" style:font-size-complex="12pt"/>
    </style:style>
    <style:style style:name="T42" style:family="text">
      <style:text-properties style:font-name="AnjaliOldLipi" fo:font-size="12pt" officeooo:rsid="000bf709" style:font-size-asian="12pt" style:font-size-complex="12pt"/>
    </style:style>
    <style:style style:name="T43" style:family="text">
      <style:text-properties style:font-name="AnjaliOldLipi" fo:font-size="12pt" officeooo:rsid="000d9677" style:font-size-asian="12pt" style:font-size-complex="12pt"/>
    </style:style>
    <style:style style:name="T44" style:family="text">
      <style:text-properties style:font-name="AnjaliOldLipi" officeooo:rsid="000bf709"/>
    </style:style>
    <style:style style:name="T45" style:family="text">
      <style:text-properties style:font-name="AnjaliOldLipi" officeooo:rsid="000d9677"/>
    </style:style>
    <style:style style:name="T46" style:family="text">
      <style:text-properties style:font-name="AnjaliOldLipi" fo:font-size="11pt" style:font-size-asian="11pt" style:font-size-complex="11pt"/>
    </style:style>
    <style:style style:name="T47" style:family="text">
      <style:text-properties style:font-name="AnjaliOldLipi" fo:font-size="11pt" officeooo:rsid="000bf709" style:font-size-asian="11pt" style:font-size-complex="11pt"/>
    </style:style>
    <style:style style:name="T48" style:family="text">
      <style:text-properties style:font-name="AnjaliOldLipi" fo:font-size="11pt" officeooo:rsid="000d9677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1">Celery Steps</text:p>
      <text:p text:style-name="P18"/>
      <text:list xml:id="list1003002200" text:style-name="L1">
        <text:list-item>
          <text:p text:style-name="P17">Create project</text:p>
        </text:list-item>
        <text:list-item>
          <text:p text:style-name="P19">Installation of</text:p>
          <text:list>
            <text:list-item>
              <text:p text:style-name="P19">celery</text:p>
            </text:list-item>
            <text:list-item>
              <text:p text:style-name="P19">redis</text:p>
            </text:list-item>
          </text:list>
        </text:list-item>
        <text:list-item>
          <text:p text:style-name="P19">Add celery settings in settings.py like</text:p>
          <text:list>
            <text:list-header>
              <text:p text:style-name="P3">CELERY_BROKER_URL = 'redis://127.0.0.1:6379'</text:p>
              <text:p text:style-name="P3">CELERY_ACCEPT_CONTENT = ['application/json']</text:p>
              <text:p text:style-name="P3">CELERY_RESULT_SERIALIZER = 'json'</text:p>
              <text:p text:style-name="P3">CELERY_TASK_SERIALIZER = 'json'</text:p>
              <text:p text:style-name="P3">CELERY_TIMEZONE = 'Asia/Kolkata'</text:p>
              <text:p text:style-name="P3">CELERY_RESULT_BACKEND = 'django-db'</text:p>
            </text:list-header>
          </text:list>
        </text:list-item>
        <text:list-item>
          <text:p text:style-name="P6">Run redis server</text:p>
        </text:list-item>
        <text:list-item>
          <text:p text:style-name="P6">Create celery.py file project folder.</text:p>
          <text:p text:style-name="P6"><text:s/><text:tab/></text:p>
        </text:list-item>
      </text:list>
      <text:p text:style-name="P4">import os</text:p>
      <text:p text:style-name="P4">from celery import Celery</text:p>
      <text:p text:style-name="P4">from django.conf import settings</text:p>
      <text:p text:style-name="P4">from celery.schedules import crontab</text:p>
      <text:p text:style-name="P4"/>
      <text:p text:style-name="P4">os.environ.setdefault('DJANGO_SETTINGS_MODULE', 'django_celery_project.settings')</text:p>
      <text:p text:style-name="P4">app = Celery('django_celery_project')</text:p>
      <text:p text:style-name="P4">app.conf.enable_utc = False</text:p>
      <text:p text:style-name="P4">app.conf.update(timezone='Asia/kolkata')</text:p>
      <text:p text:style-name="P4">app.config_from_object(settings, namespace='CELERY')</text:p>
      <text:p text:style-name="P4"/>
      <text:p text:style-name="P4"/>
      <text:p text:style-name="P4"># Celery beat settings</text:p>
      <text:p text:style-name="P4">app.conf.beat_schedule = {</text:p>
      <text:p text:style-name="P4"><text:s text:c="4"/>'send_mail_at_our_time': {</text:p>
      <text:p text:style-name="P4"><text:s text:c="8"/>'task': 'send_mail_app.tasks.send_mail_function', <text:s/># app_name.file_name.function_name</text:p>
      <text:p text:style-name="P4"><text:s text:c="8"/>'schedule': crontab(hour=18, minute=10),</text:p>
      <text:p text:style-name="P4"><text:s text:c="8"/># 'args': (2,3) --- the given argument we can use in send_mail_function</text:p>
      <text:p text:style-name="P4"><text:s text:c="4"/>}</text:p>
      <text:p text:style-name="P4">}</text:p>
      <text:p text:style-name="P4"/>
      <text:p text:style-name="P4"/>
      <text:p text:style-name="P4">app.autodiscover_tasks()</text:p>
      <text:p text:style-name="P4"/>
      <text:p text:style-name="P4">@app.task(bind=True)</text:p>
      <text:p text:style-name="P4">def debug_task(self):</text:p>
      <text:p text:style-name="P4"><text:s text:c="4"/>print(f'Request : {self.request!r}')</text:p>
      <text:p text:style-name="P7"/>
      <text:p text:style-name="P7"/>
      <text:list xml:id="list1758892211" text:style-name="L2">
        <text:list-item>
          <text:p text:style-name="P20"><text:span text:style-name="T3">Create </text:span><text:span text:style-name="T4">a app and create a tasks.py file, then add functions that you want to run in background.</text:span></text:p>
        </text:list-item>
      </text:list>
      <text:p text:style-name="P8"/>
      <text:p text:style-name="P5">from celery import shared_task</text:p>
      <text:p text:style-name="P5"/>
      <text:p text:style-name="P5"/>
      <text:p text:style-name="P5">@shared_task(bind=True)</text:p>
      <text:p text:style-name="P5">def test_function(self):</text:p>
      <text:p text:style-name="P5"><text:soft-page-break/><text:s text:c="4"/># operations</text:p>
      <text:p text:style-name="P5"><text:s text:c="4"/>for i in range(5):</text:p>
      <text:p text:style-name="P5"><text:s text:c="8"/>print(i)</text:p>
      <text:p text:style-name="P5"><text:s text:c="4"/>return "Done"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77794135" text:style-name="L3">
        <text:list-item>
          <text:p text:style-name="P9">Go to views.py and create functions/APIs and call the function by .delay() function.</text:p>
        </text:list-item>
      </text:list>
      <text:p text:style-name="P10"/>
      <text:p text:style-name="P12">def test(request):</text:p>
      <text:p text:style-name="P12"><text:s text:c="4"/>test_function.delay()</text:p>
      <text:p text:style-name="P12"><text:s text:c="4"/>return HttpResponse("Done")</text:p>
      <text:p text:style-name="P12"/>
      <text:p text:style-name="P12"/>
      <text:list xml:id="list2733191118" text:style-name="L4">
        <text:list-item>
          <text:p text:style-name="P13">Then add Urls and run the server and worker</text:p>
        </text:list-item>
      </text:list>
      <text:p text:style-name="P12"/>
      <text:p text:style-name="P40"/>
      <text:p text:style-name="P12"/>
      <text:p text:style-name="P12"/>
      <text:p text:style-name="P22"/>
      <text:p text:style-name="P23">Celery workers working.</text:p>
      <text:p text:style-name="P23"/>
      <text:p text:style-name="P22">DJANGO <text:s/>&gt;&gt;(tasks)&gt;&gt; <text:s/>Messsage brokers (Redis, Heroku, etc) <text:s/>&gt;&gt;(task for to execute)&gt;&gt; <text:s/>Workers <text:s/>&gt;&gt;(events)&gt;&gt; <text:s/>DB </text:p>
      <text:p text:style-name="P24"/>
      <text:p text:style-name="P24"/>
      <text:p text:style-name="P24"/>
      <text:p text:style-name="P24">What is Celery :- to run asynchronous task</text:p>
      <text:p text:style-name="P24"/>
      <text:p text:style-name="P24">Celery workers :- tasks run in the background <text:span text:style-name="T5">through the celery workers</text:span>.</text:p>
      <text:p text:style-name="P24"><text:tab/><text:tab/><text:span text:style-name="T6">Workers running to execute set of tasks.</text:span></text:p>
      <text:p text:style-name="P25"/>
      <text:p text:style-name="P25"/>
      <text:p text:style-name="P25">Base &amp; Basic Setups</text:p>
      <text:p text:style-name="P25"/>
      <text:list xml:id="list1488982670" text:style-name="L5">
        <text:list-item>
          <text:p text:style-name="P26">Create a celery.py file in project folder and add the required settings.</text:p>
        </text:list-item>
        <text:list-item>
          <text:p text:style-name="P26">Then modify the __init__.py file in project folder.</text:p>
        </text:list-item>
        <text:list-item>
          <text:p text:style-name="P26">Add required datas in settings.py (BROKER_URL, SERIIALIZER, etc)</text:p>
        </text:list-item>
        <text:list-item>
          <text:p text:style-name="P26"/>
        </text:list-item>
      </text:list>
      <text:p text:style-name="P27"/>
      <text:p text:style-name="P27"/>
      <text:p text:style-name="P28">Run a Celery worker</text:p>
      <text:p text:style-name="P28">&gt;&gt;&gt; celery -A (project_name).<text:span text:style-name="T5">celery</text:span> worker –loglevel=info</text:p>
      <text:p text:style-name="P28"/>
      <text:p text:style-name="P29">Run celery Beat</text:p>
      <text:p text:style-name="P29">&gt;&gt;&gt; <text:span text:style-name="T7">celery -A (project_name).celery </text:span>beat<text:span text:style-name="T7"> –loglevel=info</text:span></text:p>
      <text:p text:style-name="P29"><text:soft-page-break/></text:p>
      <text:p text:style-name="P29"/>
      <text:p text:style-name="P30">Run Multiple celery worker</text:p>
      <text:p text:style-name="P2"><text:span text:style-name="T46">&gt;&gt;&gt; celery -A django_celery_project worker -l info --concurrency=4 -n </text:span><text:a xlink:type="simple" xlink:href="mailto:wkr2@redis" text:style-name="Internet_20_link" text:visited-style-name="Visited_20_Internet_20_Link"><text:span text:style-name="T46">wkr2@redis</text:span></text:a><text:span text:style-name="T46">://127.0.0.1:6379</text:span></text:p>
      <text:p text:style-name="P1"><text:span text:style-name="T46">-- celery -A project_name worker -l info --concurrency=4 -n </text:span><text:a xlink:type="simple" xlink:href="mailto:wkr2@redis" text:style-name="Internet_20_link" text:visited-style-name="Visited_20_Internet_20_Link"><text:span text:style-name="T46">(</text:span></text:a><text:span text:style-name="T46">worker_name)(broker_url)</text:span></text:p>
      <text:p text:style-name="P14"/>
      <text:p text:style-name="P14"/>
      <text:p text:style-name="P41"/>
      <text:p text:style-name="P14"/>
      <text:p text:style-name="P14"/>
      <text:p text:style-name="P14"/>
      <text:p text:style-name="P36">How to add multiple workers</text:p>
      <text:list xml:id="list3547237785" text:style-name="L6">
        <text:list-item>
          <text:p text:style-name="P16"><text:span text:style-name="T46">celery -A django_celery_project worker -l info --concurrency=4 -n </text:span><text:a xlink:type="simple" xlink:href="mailto:wkr2@redis" text:style-name="Internet_20_link" text:visited-style-name="Visited_20_Internet_20_Link"><text:span text:style-name="T46">wkr2@redis</text:span></text:a><text:span text:style-name="T46">://127.0.0.1:6379</text:span></text:p>
          <text:list>
            <text:list-item>
              <text:p text:style-name="P16"><text:span text:style-name="T46">celery -A </text:span><text:span text:style-name="T47">PROJECTNAME.celery</text:span><text:span text:style-name="T46"> worker -l info --concurrency=</text:span><text:span text:style-name="T48">2</text:span><text:span text:style-name="T46"> -n </text:span><text:a xlink:type="simple" xlink:href="mailto:wkr2@BROKER_URL" text:style-name="Internet_20_link" text:visited-style-name="Visited_20_Internet_20_Link"><text:span text:style-name="T46">wkr2@</text:span></text:a><text:a xlink:type="simple" xlink:href="mailto:wkr2@BROKER_URL" text:style-name="Internet_20_link" text:visited-style-name="Visited_20_Internet_20_Link"><text:span text:style-name="T47">BROKER_URL</text:span></text:a></text:p>
            </text:list-item>
          </text:list>
        </text:list-item>
        <text:list-item>
          <text:p text:style-name="P31"><text:span text:style-name="T36">b</text:span>ut i cant assign specific workers for specific tasks. auto</text:p>
        </text:list-item>
      </text:list>
      <text:p text:style-name="P32"/>
      <text:p text:style-name="P32"/>
      <text:p text:style-name="P37"><text:span text:style-name="T36">U</text:span>se of multiple workers</text:p>
      <text:list xml:id="list3755249433" text:style-name="L7">
        <text:list-item>
          <text:p text:style-name="P33">speed aakkam... multiple workers undel oroo workers oro tasks edukum, then athu backgoundil run aavum... so speed aavum.</text:p>
        </text:list-item>
      </text:list>
      <text:p text:style-name="P34"/>
      <text:p text:style-name="P34"/>
      <text:p text:style-name="P38"><text:span text:style-name="T37">H</text:span>ow to retrieve data</text:p>
      <text:list xml:id="list2984652719" text:style-name="L8">
        <text:list-item>
          <text:p text:style-name="P35">Using normal method. Passing required arguments <text:span text:style-name="T38">when</text:span> calling delay() function.</text:p>
        </text:list-item>
      </text:list>
      <text:p text:style-name="P15"/>
      <text:p text:style-name="P39"/>
      <text:p text:style-name="P11"/>
      <text:p text:style-name="P11"/>
      <text:p text:style-name="P42"><text:bookmark text:name="docs-internal-guid-1a7dc9b7-7fff-199a-3224-610c69e9e9e7"/>Celery workers :- Findings</text:p>
      <text:p text:style-name="P43"/>
      <text:list xml:id="list864365755" text:style-name="L9">
        <text:list-item>
          <text:p text:style-name="P44">We can run Multiple workers using the following commands.</text:p>
        </text:list-item>
      </text:list>
      <text:p text:style-name="P43"/>
      <text:p text:style-name="P52"><text:span text:style-name="T15">    </text:span><text:span text:style-name="T18">Terminal1 &gt;&gt;</text:span><text:span text:style-name="T15"> </text:span><text:span text:style-name="T21">celery -A django_celery_project worker -l info --concurrency=2 -n worker1@127.0.0.1:6379</text:span></text:p>
      <text:p text:style-name="P43"/>
      <text:p text:style-name="P52"><text:span text:style-name="T15">    </text:span><text:span text:style-name="T18">Terminal2 &gt;&gt;</text:span><text:span text:style-name="T15"> </text:span><text:span text:style-name="T21">celery -A django_celery_project worker -l info --concurrency=2 -n worker2@127.0.0.1:6379</text:span></text:p>
      <text:p text:style-name="P43"/>
      <text:p text:style-name="P52"><text:soft-page-break/><text:span text:style-name="T15">    </text:span><text:span text:style-name="T18">Terminal3 &gt;&gt;</text:span><text:span text:style-name="T15"> </text:span><text:span text:style-name="T21">celery -A django_celery_project worker -l info --concurrency=2 -n worker2@127.0.0.1:6379</text:span></text:p>
      <text:p text:style-name="P43"/>
      <text:list xml:id="list1964296412" text:style-name="L10">
        <text:list-item>
          <text:p text:style-name="P45">We can set a queue for a specific task like this..</text:p>
        </text:list-item>
      </text:list>
      <text:p text:style-name="P43"/>
      <text:p text:style-name="P54">Add the following configurations in the celery.py file.</text:p>
      <text:p text:style-name="P43"/>
      <text:p text:style-name="P55">app.conf.task_routers = {</text:p>
      <text:p text:style-name="P56"><text:span text:style-name="T22">    </text:span><text:span text:style-name="T25">'send_mail_app.tasks.send_mail_function': {</text:span></text:p>
      <text:p text:style-name="P56"><text:span text:style-name="T22">        </text:span><text:span text:style-name="T25">'queue': 'queue1'</text:span></text:p>
      <text:p text:style-name="P56"><text:span text:style-name="T22">    </text:span><text:span text:style-name="T25">},</text:span></text:p>
      <text:p text:style-name="P56"><text:span text:style-name="T22">    </text:span><text:span text:style-name="T25">'mainapp.tasks.test_function': {</text:span></text:p>
      <text:p text:style-name="P56"><text:span text:style-name="T22">        </text:span><text:span text:style-name="T25">'queue': 'queue2'</text:span></text:p>
      <text:p text:style-name="P56"><text:span text:style-name="T22">    </text:span><text:span text:style-name="T25">}</text:span></text:p>
      <text:p text:style-name="P55">}</text:p>
      <text:p text:style-name="P43"/>
      <text:p text:style-name="P52"><text:span text:style-name="T27">    </text:span><text:span text:style-name="T19">And run the worker by mentioning the queue name. Like this,</text:span></text:p>
      <text:p text:style-name="P46">    </text:p>
      <text:p text:style-name="P52"><text:span text:style-name="T15">    </text:span><text:span text:style-name="T18">Terminal1 &gt;&gt;</text:span><text:span text:style-name="T15"> </text:span><text:span text:style-name="T21">celery -A django_celery_project worker -l info --concurrency=4 -n worker2@127.0.0.1:6379 -Q queue1</text:span></text:p>
      <text:p text:style-name="P46">    </text:p>
      <text:p text:style-name="P52"><text:span text:style-name="T15">    </text:span><text:span text:style-name="T18">Terminal2 &gt;&gt;</text:span><text:span text:style-name="T15"> </text:span><text:span text:style-name="T21">celery -A django_celery_project worker -l info --concurrency=4 -n worker2@127.0.0.1:6379 -Q queue2</text:span></text:p>
      <text:p text:style-name="P43"><text:line-break/></text:p>
      <text:p text:style-name="P47">Note :-</text:p>
      <text:p text:style-name="P50"> <text:span text:style-name="T35">But it didn't work for me. I followed some stackoverflow documentation. But it didn't work.</text:span></text:p>
      <text:p text:style-name="P50"> <text:span text:style-name="T35">The task runs with the default worker.</text:span></text:p>
      <text:p text:style-name="P43"/>
      <text:list xml:id="list1298841080" text:style-name="L11">
        <text:list-item>
          <text:p text:style-name="P48">Then I tried another method.</text:p>
        </text:list-item>
      </text:list>
      <text:p text:style-name="P43"/>
      <text:p text:style-name="P54">Added the task router into the settings.py file</text:p>
      <text:p text:style-name="P43"/>
      <text:p text:style-name="P53"><text:soft-page-break/><text:span text:style-name="T15">        </text:span><text:span text:style-name="T25">CELERY_TASK_ROUTES = {</text:span></text:p>
      <text:p text:style-name="P57"><text:span text:style-name="T22">    </text:span><text:span text:style-name="T25">'send_mail_app.tasks.send_mail_function’ : {</text:span></text:p>
      <text:p text:style-name="P57"><text:span text:style-name="T22">       </text:span><text:span text:style-name="T25">'queue': 'queue1'</text:span></text:p>
      <text:p text:style-name="P57"><text:span text:style-name="T22">       </text:span><text:span text:style-name="T25">},     </text:span></text:p>
      <text:p text:style-name="P58">    <text:span text:style-name="T39">'mainapp.tasks.test_function': {</text:span></text:p>
      <text:p text:style-name="P57"><text:span text:style-name="T22">       </text:span><text:span text:style-name="T25">'queue': 'queue2'</text:span></text:p>
      <text:p text:style-name="P57"><text:span text:style-name="T22">           </text:span><text:span text:style-name="T25">},</text:span></text:p>
      <text:p text:style-name="P57"><text:span text:style-name="T22">         </text:span><text:span text:style-name="T25">}</text:span></text:p>
      <text:p text:style-name="P49">        </text:p>
      <text:p text:style-name="P53"><text:span text:style-name="T15">    </text:span><text:span text:style-name="T29">I got a success result when I used</text:span><text:span text:style-name="T15"> </text:span><text:span text:style-name="T26">CELERY_TASK_ROUTES </text:span><text:span text:style-name="T29">in the settings.py file.</text:span></text:p>
      <text:p text:style-name="P43"><text:line-break/></text:p>
      <text:p text:style-name="P51">   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Keraleeyam" svg:font-family="Keraleeyam" style:font-pitch="variable"/>
    <style:font-face style:name="Loma" svg:font-family="Lom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11:58:58.569691460</meta:creation-date>
    <dc:date>2022-04-07T12:28:27.225276239</dc:date>
    <meta:editing-duration>PT8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12" meta:word-count="570" meta:character-count="4419" meta:non-whitespace-character-count="3769"/>
  </office:meta>
</office:document-meta>
</file>